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35pt"/>
    </style:style>
    <style:style style:name="co2" style:family="table-column">
      <style:table-column-properties fo:break-before="auto" style:column-width="73.39pt"/>
    </style:style>
    <style:style style:name="co3" style:family="table-column">
      <style:table-column-properties fo:break-before="auto" style:column-width="190.06pt"/>
    </style:style>
    <style:style style:name="co4" style:family="table-column">
      <style:table-column-properties fo:break-before="auto" style:column-width="214.04pt"/>
    </style:style>
    <style:style style:name="co5" style:family="table-column">
      <style:table-column-properties fo:break-before="auto" style:column-width="366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35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Mã màn hình</text:p>
          </table:table-cell>
          <table:table-cell table:style-name="ce1" office:value-type="string" calcext:value-type="string">
            <text:p>Tên màn hình</text:p>
          </table:table-cell>
          <table:table-cell table:style-name="ce1" office:value-type="string" calcext:value-type="string">
            <text:p>Tên đặt cho file (ảnh hoặc html)</text:p>
          </table:table-cell>
          <table:table-cell table:style-name="ce3" office:value-type="string" calcext:value-type="string">
            <text:p>Diễn giải</text:p>
          </table:table-cell>
          <table:table-cell table:style-name="ce1" office:value-type="string" calcext:value-type="string">
            <text:p>Tình trạng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_001</text:p>
          </table:table-cell>
          <table:table-cell table:style-name="ce1" office:value-type="string" calcext:value-type="string">
            <text:p>Trang chủ</text:p>
          </table:table-cell>
          <table:table-cell table:style-name="ce1" table:formula="of:=[.B2]&amp;&quot;_&quot;&amp;[.C2]" office:value-type="string" office:string-value="TC_001_Trang chủ" calcext:value-type="string">
            <text:p>TC_001_Trang chủ</text:p>
          </table:table-cell>
          <table:table-cell table:style-name="ce3" office:value-type="string" calcext:value-type="string">
            <text:p><text:a xlink:href="http://qa.opencps.vn/home" xlink:type="simple">http://qa.opencps.vn/home</text:a>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K_001</text:p>
          </table:table-cell>
          <table:table-cell table:style-name="ce1" office:value-type="string" calcext:value-type="string">
            <text:p>Đăng ký tài khoản công dân</text:p>
          </table:table-cell>
          <table:table-cell table:style-name="ce1" table:formula="of:=[.B3]&amp;&quot;_&quot;&amp;[.C3]" office:value-type="string" office:string-value="DK_001_Đăng ký tài khoản công dân" calcext:value-type="string">
            <text:p>DK_001_Đăng ký tài khoản công dân</text:p>
          </table:table-cell>
          <table:table-cell table:style-name="ce3" office:value-type="string" calcext:value-type="string">
            <text:p>Trang chủ – Đăng ký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K_002</text:p>
          </table:table-cell>
          <table:table-cell table:style-name="ce1" office:value-type="string" calcext:value-type="string">
            <text:p>Đăng ký tài khoản doanh nghiệp</text:p>
          </table:table-cell>
          <table:table-cell table:style-name="ce1" table:formula="of:=[.B4]&amp;&quot;_&quot;&amp;[.C4]" office:value-type="string" office:string-value="DK_002_Đăng ký tài khoản doanh nghiệp" calcext:value-type="string">
            <text:p>DK_002_Đăng ký tài khoản doanh nghiệp</text:p>
          </table:table-cell>
          <table:table-cell table:style-name="ce3" office:value-type="string" calcext:value-type="string">
            <text:p>Trang chủ – Đăng ký – Doanh nghiệp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B_001</text:p>
          </table:table-cell>
          <table:table-cell table:style-name="ce1" office:value-type="string" calcext:value-type="string">
            <text:p>QLHS – Danh sách hồ sơ</text:p>
          </table:table-cell>
          <table:table-cell table:style-name="ce1" table:formula="of:=[.B5]&amp;&quot;_&quot;&amp;[.C5]" office:value-type="string" office:string-value="CB_001_QLHS – Danh sách hồ sơ" calcext:value-type="string">
            <text:p>CB_001_QLHS – Danh sách hồ sơ</text:p>
          </table:table-cell>
          <table:table-cell table:style-name="ce3" office:value-type="string" calcext:value-type="string">
            <text:p>Trang chủ – Đăng nhập (Tài khoản cán bộ xử lý) – Không gian làm việc 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B_002</text:p>
          </table:table-cell>
          <table:table-cell table:style-name="ce1" office:value-type="string" calcext:value-type="string">
            <text:p>QLHS – Thông tin hồ sơ</text:p>
          </table:table-cell>
          <table:table-cell table:style-name="ce1" table:formula="of:=[.B6]&amp;&quot;_&quot;&amp;[.C6]" office:value-type="string" office:string-value="CB_002_QLHS – Thông tin hồ sơ" calcext:value-type="string">
            <text:p>CB_002_QLHS – Thông tin hồ sơ</text:p>
          </table:table-cell>
          <table:table-cell table:style-name="ce3" office:value-type="string" calcext:value-type="string">
            <text:p>Trang chủ – Đăng nhập (Tài khoản cán bộ xử lý) – Không gian làm việc – Chọn 1 hồ sơ 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B_003</text:p>
          </table:table-cell>
          <table:table-cell table:style-name="ce1" office:value-type="string" calcext:value-type="string">
            <text:p>QLHS – Nội dung hồ sơ</text:p>
          </table:table-cell>
          <table:table-cell table:style-name="ce1" table:formula="of:=[.B7]&amp;&quot;_&quot;&amp;[.C7]" office:value-type="string" office:string-value="CB_003_QLHS – Nội dung hồ sơ" calcext:value-type="string">
            <text:p>CB_003_QLHS – Nội dung hồ sơ</text:p>
          </table:table-cell>
          <table:table-cell table:style-name="ce3" office:value-type="string" calcext:value-type="string">
            <text:p>Trang chủ – Đăng nhập (Tài khoản cán bộ xử lý) – Không gian làm việc – Chọn 1 hồ sơ – Nội dung hồ sơ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B_004</text:p>
          </table:table-cell>
          <table:table-cell table:style-name="ce1" office:value-type="string" calcext:value-type="string">
            <text:p>QLHS – Xử lý</text:p>
          </table:table-cell>
          <table:table-cell table:style-name="ce1" table:formula="of:=[.B8]&amp;&quot;_&quot;&amp;[.C8]" office:value-type="string" office:string-value="CB_004_QLHS – Xử lý" calcext:value-type="string">
            <text:p>CB_004_QLHS – Xử lý</text:p>
          </table:table-cell>
          <table:table-cell table:style-name="ce3" office:value-type="string" calcext:value-type="string">
            <text:p>Trang chủ – Đăng nhập (Tài khoản cán bộ xử lý) – Không gian làm việc – Chọn 1 hồ sơ – Xử lý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N_001</text:p>
          </table:table-cell>
          <table:table-cell table:style-name="ce1" office:value-type="string" calcext:value-type="string">
            <text:p>QLHS – Danh sách hồ sơ</text:p>
          </table:table-cell>
          <table:table-cell table:style-name="ce1" table:formula="of:=[.B9]&amp;&quot;_&quot;&amp;[.C9]" office:value-type="string" office:string-value="DN_001_QLHS – Danh sách hồ sơ" calcext:value-type="string">
            <text:p>DN_001_QLHS – Danh sách hồ sơ</text:p>
          </table:table-cell>
          <table:table-cell table:style-name="ce3" office:value-type="string" calcext:value-type="string">
            <text:p>Trang chủ – Đăng nhập (Tài khoản doanh nghiệp) – Không gian làm việc 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N_002</text:p>
          </table:table-cell>
          <table:table-cell table:style-name="ce1" office:value-type="string" calcext:value-type="string">
            <text:p>QLHS – Thông tin hồ sơ</text:p>
          </table:table-cell>
          <table:table-cell table:style-name="ce1" table:formula="of:=[.B10]&amp;&quot;_&quot;&amp;[.C10]" office:value-type="string" office:string-value="DN_002_QLHS – Thông tin hồ sơ" calcext:value-type="string">
            <text:p>DN_002_QLHS – Thông tin hồ sơ</text:p>
          </table:table-cell>
          <table:table-cell table:style-name="ce3" office:value-type="string" calcext:value-type="string">
            <text:p>Trang chủ – Đăng nhập (Tài khoản doanh nghiệp) – Không gian làm việc - Xem </text:p>
          </table:table-cell>
          <table:table-cell table:style-name="ce1" office:value-type="string" calcext:value-type="string">
            <text:p>chưa</text:p>
          </table:table-cell>
          <table:table-cell table:number-columns-repeated="10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N_003</text:p>
          </table:table-cell>
          <table:table-cell table:style-name="ce1" office:value-type="string" calcext:value-type="string">
            <text:p>QLHS – Thành phần hồ sơ</text:p>
          </table:table-cell>
          <table:table-cell table:style-name="ce1" table:formula="of:=[.B11]&amp;&quot;_&quot;&amp;[.C11]" office:value-type="string" office:string-value="DN_003_QLHS – Thành phần hồ sơ" calcext:value-type="string">
            <text:p>DN_003_QLHS – Thành phần hồ sơ</text:p>
          </table:table-cell>
          <table:table-cell table:style-name="ce3" office:value-type="string" calcext:value-type="string">
            <text:p>Trang chủ – Đăng nhập (Tài khoản doanh nghiệp) – Không gian làm việc – Thành phần hồ sơ </text:p>
          </table:table-cell>
          <table:table-cell table:style-name="ce1" office:value-type="string" calcext:value-type="string">
            <text:p>chưa</text:p>
          </table:table-cell>
          <table:table-cell table:number-columns-repeated="101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N_004</text:p>
          </table:table-cell>
          <table:table-cell table:style-name="ce1" office:value-type="string" calcext:value-type="string">
            <text:p>QLHS – Chọn thủ tục nộp hồ sơ</text:p>
          </table:table-cell>
          <table:table-cell table:style-name="ce1" table:formula="of:=[.B12]&amp;&quot;_&quot;&amp;[.C12]" office:value-type="string" office:string-value="DN_004_QLHS – Chọn thủ tục nộp hồ sơ" calcext:value-type="string">
            <text:p>DN_004_QLHS – Chọn thủ tục nộp hồ sơ</text:p>
          </table:table-cell>
          <table:table-cell table:style-name="ce3" office:value-type="string" calcext:value-type="string">
            <text:p>Trang chủ – Đăng nhập (Tài khoản doanh nghiệp) – Không gian làm việc – Thêm mới hồ sơ 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N_005</text:p>
          </table:table-cell>
          <table:table-cell table:style-name="ce1" office:value-type="string" calcext:value-type="string">
            <text:p>QLHS_Cập nhật hồ sơ</text:p>
          </table:table-cell>
          <table:table-cell table:style-name="ce1" table:formula="of:=[.B13]&amp;&quot;_&quot;&amp;[.C13]" office:value-type="string" office:string-value="DN_005_QLHS_Cập nhật hồ sơ" calcext:value-type="string">
            <text:p>DN_005_QLHS_Cập nhật hồ sơ</text:p>
          </table:table-cell>
          <table:table-cell table:style-name="ce3" office:value-type="string" calcext:value-type="string">
            <text:p>Trang chủ – Đăng nhập (Tài khoản doanh nghiệp) – Không gian làm việc – Thay đổi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QT_001</text:p>
          </table:table-cell>
          <table:table-cell table:style-name="ce1" office:value-type="string" calcext:value-type="string">
            <text:p>QLDV-MD3</text:p>
          </table:table-cell>
          <table:table-cell table:style-name="ce1" table:formula="of:=[.B14]&amp;&quot;_&quot;&amp;[.C14]" office:value-type="string" office:string-value="QT_001_QLDV-MD3" calcext:value-type="string">
            <text:p>QT_001_QLDV-MD3</text:p>
          </table:table-cell>
          <table:table-cell table:style-name="ce3"/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QT_002</text:p>
          </table:table-cell>
          <table:table-cell table:style-name="ce1" office:value-type="string" calcext:value-type="string">
            <text:p>Cập nhật hồ sơ</text:p>
          </table:table-cell>
          <table:table-cell table:style-name="ce1" table:formula="of:=[.B15]&amp;&quot;_&quot;&amp;[.C15]" office:value-type="string" office:string-value="QT_002_Cập nhật hồ sơ" calcext:value-type="string">
            <text:p>QT_002_Cập nhật hồ sơ</text:p>
          </table:table-cell>
          <table:table-cell table:style-name="ce3"/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0:28:32.315435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0:59:47.226708607</meta:creation-date>
    <dc:date>2016-05-23T10:29:48.640326094</dc:date>
    <meta:editing-duration>PT55M41S</meta:editing-duration>
    <meta:editing-cycles>15</meta:editing-cycles>
    <meta:generator>LibreOffice/5.0.6.2$Linux_X86_64 LibreOffice_project/00$Build-2</meta:generator>
    <meta:document-statistic meta:table-count="1" meta:cell-count="88" meta:object-count="0"/>
  </office:meta>
</office:document-meta>
</file>